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Базовый_5f_1">
      <style:graphic-properties draw:fill-color="#cccccc" draw:textarea-horizontal-align="justify" draw:textarea-vertical-align="middle" draw:auto-grow-height="false" fo:min-height="1.55cm" fo:min-width="5.7cm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5.5cm"/>
      <style:paragraph-properties style:writing-mode="lr-tb"/>
    </style:style>
    <style:style style:name="gr4" style:family="graphic" style:parent-style-name="Базовый_5f_1">
      <style:graphic-properties draw:textarea-horizontal-align="justify" draw:textarea-vertical-align="middle" draw:auto-grow-height="false" fo:min-height="1.55cm" fo:min-width="5.7cm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5.9cm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/>
    </style:style>
    <style:style style:name="gr25" style:family="graphic" style:parent-style-name="Базовый_5f_1_5f_1">
      <style:graphic-properties draw:stroke="none" draw:fill="none" fo:min-height="0.771cm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/>
      <style:paragraph-properties style:writing-mode="lr-tb"/>
    </style:style>
    <style:style style:name="gr29" style:family="graphic" style:parent-style-name="standard">
      <style:graphic-properties draw:stroke="none" draw:fill="none" fo:min-height="1.006cm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-color="#ffffff" fo:min-height="12.421cm"/>
      <style:paragraph-properties style:writing-mode="lr-tb"/>
    </style:style>
    <style:style style:name="pr6" style:family="presentation" style:parent-style-name="Inspiration-title">
      <style:graphic-properties fo:min-height="1.363cm"/>
      <style:paragraph-properties style:writing-mode="lr-tb"/>
    </style:style>
    <style:style style:name="pr7" style:family="presentation" style:parent-style-name="Inspiration-subtitle">
      <style:graphic-properties draw:fill="solid" draw:fill-color="#ffdbb6" fo:min-height="11.285cm"/>
      <style:paragraph-properties style:writing-mode="lr-tb"/>
    </style:style>
    <style:style style:name="pr8" style:family="presentation" style:parent-style-name="Inspiration-subtitle">
      <style:graphic-properties draw:fill="solid" draw:fill-color="#e8f2a1" fo:min-height="9.834cm"/>
      <style:paragraph-properties style:writing-mode="lr-tb"/>
    </style:style>
    <style:style style:name="pr9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line-height="100%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b4c7dc"/>
      <style:paragraph-properties fo:line-height="100%" style:writing-mode="lr-tb"/>
      <style:text-properties fo:font-size="18pt"/>
    </style:style>
    <style:style style:name="P21" style:family="paragraph">
      <loext:graphic-properties draw:fill="solid" draw:fill-color="#afd095"/>
      <style:paragraph-properties fo:line-height="100%" style:writing-mode="lr-tb"/>
      <style:text-properties fo:font-size="18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style:writing-mode="lr-tb"/>
      <style:text-properties fo:font-size="27.7000007629395pt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fo:margin-left="0.8cm" fo:margin-right="0cm" fo:text-align="start" fo:text-indent="0cm"/>
    </style:style>
    <style:style style:name="P27" style:family="paragraph">
      <loext:graphic-properties draw:fill="solid" draw:fill-color="#ffdbb6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8" style:family="paragraph">
      <loext:graphic-properties draw:fill="solid" draw:fill-color="#e8f2a1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2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ans1" fo:font-size="18pt" style:font-name-asian="DejaVu Sans1" style:font-name-complex="DejaVu Sans1"/>
    </style:style>
    <style:style style:name="T8" style:family="text">
      <style:text-properties style:font-name="DejaVu Sans1" fo:font-size="18pt" style:text-underline-style="solid" style:text-underline-width="auto" style:text-underline-color="font-color" style:font-name-asian="DejaVu Sans1" style:font-name-complex="DejaVu Sans1"/>
    </style:style>
    <style:style style:name="T9" style:family="text">
      <style:text-properties style:font-name="DejaVu Sans1" fo:font-size="18pt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10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1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font-name="DejaVu Sans1" fo:font-size="18pt" fo:font-style="italic" fo:font-weight="normal" style:font-name-asian="DejaVu Sans1" style:font-style-asian="italic" style:font-weight-asian="normal" style:font-name-complex="DejaVu Sans1" style:font-style-complex="italic" style:font-weight-complex="normal"/>
    </style:style>
    <style:style style:name="T13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 машинного обучения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4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4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5">преобразования </text:span></text:p>
          <text:p text:style-name="P4"><text:span text:style-name="T5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4">анализ датасета</text:span></text:p>
          <text:p text:style-name="P4"><text:span text:style-name="T4">обработка пропусков</text:span></text:p>
          <text:p text:style-name="P4"><text:span text:style-name="T4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6">схема применения методов ML</text:span></text:p>
          </draw:text-box>
        </draw:frame>
        <draw:frame draw:style-name="gr25" draw:text-style-name="P17" draw:layer="layout" svg:width="17.105cm" svg:height="1.021cm" svg:x="4.095cm" svg:y="18cm">
          <draw:text-box>
            <text:p><text:span text:style-name="T7">собираем признаки формируем учебный датасет</text:span></text:p>
          </draw:text-box>
        </draw:frame>
        <draw:frame draw:style-name="gr26" draw:text-style-name="P20" draw:layer="layout" svg:width="14cm" svg:height="7.2cm" svg:x="12.6cm" svg:y="9.4cm">
          <draw:text-box>
            <text:p text:style-name="P18"><text:span text:style-name="T8">примеры признаков</text:span></text:p>
            <text:p text:style-name="P19"><text:span text:style-name="T7"/></text:p>
            <text:p text:style-name="P19"><text:span text:style-name="T7">для текстов </text:span></text:p>
            <text:p text:style-name="P19"><text:span text:style-name="T7">- TF-IDF</text:span></text:p>
            <text:p text:style-name="P19"><text:span text:style-name="T7">- Word2Vec</text:span></text:p>
            <text:p text:style-name="P19"><text:span text:style-name="T7"/></text:p>
            <text:p text:style-name="P19"><text:span text:style-name="T7">для изображений:</text:span></text:p>
            <text:p text:style-name="P19"><text:span text:style-name="T7"><text:s/></text:span><text:span text:style-name="T7">- Haar-like features, </text:span></text:p>
            <text:p text:style-name="P19"><text:span text:style-name="T7"><text:s/></text:span><text:span text:style-name="T7">- HOG (Histogram of Oriented Gradients)</text:span></text:p>
          </draw:text-box>
        </draw:frame>
        <draw:frame draw:style-name="gr27" draw:text-style-name="P21" draw:layer="layout" svg:width="8.2cm" svg:height="8.358cm" svg:x="2cm" svg:y="9.2cm">
          <draw:text-box>
            <text:p text:style-name="P18"><text:span text:style-name="T9">Типы признаков</text:span></text:p>
            <text:p text:style-name="P18"><text:span text:style-name="T10"/></text:p>
            <text:p text:style-name="P18"><text:span text:style-name="T7">- бинарные (да/нет)</text:span></text:p>
            <text:p text:style-name="P18"><text:span text:style-name="T7"/></text:p>
            <text:p text:style-name="P18"><text:span text:style-name="T7">- категориальные</text:span></text:p>
            <text:p text:style-name="P18"><text:span text:style-name="T7"/></text:p>
            <text:p text:style-name="P18"><text:span text:style-name="T7">- количественные (ℝ)</text:span></text:p>
            <text:p text:style-name="P18"><text:span text:style-name="T7"/></text:p>
            <text:p text:style-name="P18"><text:span text:style-name="T7">- порядковые </text:span></text:p>
          </draw:text-box>
        </draw:frame>
        <draw:frame draw:style-name="gr28" draw:text-style-name="P17" draw:layer="layout" svg:width="24.8cm" svg:height="3.599cm" svg:x="1.6cm" svg:y="5.002cm">
          <draw:text-box>
            <text:p><text:span text:style-name="T11">создаем признаки <text:s/></text:span><text:span text:style-name="T12">( feature extraction / feature engineering )</text:span></text:p>
            <text:p><text:span text:style-name="T12"/></text:p>
            <text:p text:style-name="P19"><text:span text:style-name="T13">отображение данных, <text:s/>специфических для предметной области, </text:span></text:p>
            <text:p><text:span text:style-name="T13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3" draw:layer="layout" svg:width="16.8cm" svg:height="12.421cm" svg:x="4.4cm" svg:y="4.8cm" presentation:class="subtitle" presentation:user-transformed="true">
          <draw:text-box>
            <text:p text:style-name="P2"><text:span text:style-name="T14">Основные типы задач ML</text:span></text:p>
            <text:p text:style-name="P2"><text:span text:style-name="T2"/></text:p>
            <text:p text:style-name="P22"><text:span text:style-name="T2">Классификация - разделение на части</text:span></text:p>
            <text:p text:style-name="P22"><text:span text:style-name="T2"/></text:p>
            <text:p text:style-name="P22"><text:span text:style-name="T2">Кластеризация - формирование групп</text:span></text:p>
            <text:p text:style-name="P22"><text:span text:style-name="T2"/></text:p>
            <text:p text:style-name="P22"><text:span text:style-name="T2">Регрессия - восстановление зависимости </text:span></text:p>
            <text:p text:style-name="P22"><text:span text:style-name="T2"/></text:p>
          </draw:text-box>
        </draw:frame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5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7" draw:layer="layout" svg:width="15.2cm" svg:height="11.285cm" svg:x="0.8cm" svg:y="7.202cm">
          <draw:text-box>
            <text:p text:style-name="P26"><text:span text:style-name="T15">способы организации данных</text:span></text:p>
            <text:p text:style-name="P26"><text:span text:style-name="T16"/></text:p>
            <text:p text:style-name="P26"><text:span text:style-name="T17">"с учителем" (supervised) </text:span></text:p>
            <text:p text:style-name="P26"><text:span text:style-name="T16">- размеченные данные</text:span></text:p>
            <text:p text:style-name="P26"><text:span text:style-name="T16"/></text:p>
            <text:p text:style-name="P26"><text:span text:style-name="T17">"без учителя" (unsupervised) </text:span></text:p>
            <text:p text:style-name="P26"><text:span text:style-name="T16">- не размеченные данные</text:span></text:p>
            <text:p text:style-name="P26"><text:span text:style-name="T16"/></text:p>
            <text:p text:style-name="P26"><text:span text:style-name="T17">"частичное обучение" semi-supervised</text:span><text:span text:style-name="T16"> </text:span></text:p>
            <text:p text:style-name="P26"><text:span text:style-name="T16">- частично размеченные данные</text:span></text:p>
            <text:p text:style-name="P26"><text:span text:style-name="T16"/></text:p>
            <text:p text:style-name="P26"><text:span text:style-name="T17">"с подкреплением" reinforcement </text:span></text:p>
            <text:p text:style-name="P26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8" draw:layer="layout" svg:width="10.599cm" svg:height="9.834cm" svg:x="16.601cm" svg:y="6.8cm" presentation:class="subtitle" presentation:user-transformed="true">
          <draw:text-box>
            <text:p text:style-name="P26"><text:span text:style-name="T15"><text:s text:c="6"/></text:span><text:span text:style-name="T15">модели</text:span></text:p>
            <text:p text:style-name="P26"><text:span text:style-name="T18"/></text:p>
            <text:p text:style-name="P26"><text:span text:style-name="T19">Метрические: k-Neighbors</text:span></text:p>
            <text:p text:style-name="P26"><text:span text:style-name="T20"/></text:p>
            <text:p text:style-name="P26"><text:span text:style-name="T20">Статистические: Naive Bayes</text:span></text:p>
            <text:p text:style-name="P26"><text:span text:style-name="T20"/></text:p>
            <text:p text:style-name="P26"><text:span text:style-name="T20">Логические: <text:s/>Decision Tree</text:span></text:p>
            <text:p text:style-name="P26"><text:span text:style-name="T20"><text:s/></text:span></text:p>
            <text:p text:style-name="P26"><text:span text:style-name="T20">Линейные: SVM, MLP</text:span></text:p>
            <text:p text:style-name="P26"><text:span text:style-name="T20"/></text:p>
            <text:p text:style-name="P26"><text:span text:style-name="T20">Композиции: AdaBoost</text:span></text:p>
          </draw:text-box>
        </draw:frame>
        <draw:frame presentation:style-name="pr6" draw:text-style-name="P1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5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7" draw:layer="layout" svg:width="15.2cm" svg:height="11.285cm" svg:x="0.8cm" svg:y="7.201cm">
          <draw:text-box>
            <text:p text:style-name="P26"><text:span text:style-name="T15">способы организации данных</text:span></text:p>
            <text:p text:style-name="P26"><text:span text:style-name="T16"/></text:p>
            <text:p text:style-name="P26"><text:span text:style-name="T17">"с учителем" (supervised) </text:span></text:p>
            <text:p text:style-name="P26"><text:span text:style-name="T16">- размеченные данные</text:span></text:p>
            <text:p text:style-name="P26"><text:span text:style-name="T16"/></text:p>
            <text:p text:style-name="P26"><text:span text:style-name="T17">"без учителя" (unsupervised) </text:span></text:p>
            <text:p text:style-name="P26"><text:span text:style-name="T16">- не размеченные данные</text:span></text:p>
            <text:p text:style-name="P26"><text:span text:style-name="T16"/></text:p>
            <text:p text:style-name="P26"><text:span text:style-name="T17">"частичное обучение" semi-supervised</text:span><text:span text:style-name="T16"> </text:span></text:p>
            <text:p text:style-name="P26"><text:span text:style-name="T16">- частично размеченные данные</text:span></text:p>
            <text:p text:style-name="P26"><text:span text:style-name="T16"/></text:p>
            <text:p text:style-name="P26"><text:span text:style-name="T17">"с подкреплением" reinforcement </text:span></text:p>
            <text:p text:style-name="P26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6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0" draw:text-style-name="P29" draw:layer="layout" svg:width="24.2cm" svg:height="7.2cm" svg:x="1.2cm" svg:y="6.8cm">
          <draw:text-box>
            <text:p><text:span text:style-name="T21">git clone </text:span><text:span text:style-name="T22">https://github.com/mechanoid5/ml_lectorium.git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21T14:01:04.084158095</dc:date>
    <meta:editing-duration>P1DT3H34M36S</meta:editing-duration>
    <meta:editing-cycles>366</meta:editing-cycles>
    <meta:generator>LibreOffice/7.4.1.2$Linux_X86_64 LibreOffice_project/40$Build-2</meta:generator>
    <meta:document-statistic meta:object-count="88"/>
  </office:meta>
</office:document-meta>
</file>